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9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95cm" svg:height="1.143cm" svg:x="9.264cm" svg:y="5.064cm">
          <text:p text:style-name="P1"><text:span text:style-name="T1">Polyg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2.595cm" svg:height="1.143cm" svg:x="6.288cm" svg:y="7.796cm">
          <text:p text:style-name="P1"><text:span text:style-name="T1">Rectang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2.595cm" svg:height="1.143cm" svg:x="9.264cm" svg:y="7.796cm">
          <text:p text:style-name="P1"><text:span text:style-name="T1">Triang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2.595cm" svg:height="1.143cm" svg:x="12.275cm" svg:y="7.796cm">
          <text:p text:style-name="P1"><text:span text:style-name="T1">Squa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0.562cm" svg:y1="6.207cm" svg:x2="7.586cm" svg:y2="7.796cm" draw:start-shape="id1" draw:start-glue-point="6" draw:end-shape="id2" draw:end-glue-point="4" svg:d="m10562 6207v794h-2976v795">
          <text:p/>
        </draw:connector>
        <draw:connector draw:style-name="gr2" draw:text-style-name="P2" draw:layer="layout" svg:x1="10.562cm" svg:y1="6.207cm" svg:x2="13.572cm" svg:y2="7.796cm" draw:start-shape="id1" draw:start-glue-point="6" draw:end-shape="id3" svg:d="m10562 6207v794h3010v795">
          <text:p/>
        </draw:connector>
        <draw:connector draw:style-name="gr2" draw:text-style-name="P2" draw:layer="layout" draw:type="line" svg:x1="10.562cm" svg:y1="6.207cm" svg:x2="10.561cm" svg:y2="7.796cm" draw:start-shape="id1" draw:start-glue-point="6" draw:end-shape="id4" draw:end-glue-point="0" svg:d="m10562 6207-1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4T23:31:57</meta:creation-date>
    <dc:date>2012-10-27T11:02:27</dc:date>
    <meta:editing-duration>PT8M13S</meta:editing-duration>
    <meta:editing-cycles>1</meta:editing-cycles>
    <meta:generator>LibreOffice/3.6$Linux_x86 LibreOffice_project/360m1$Build-2</meta:generator>
    <meta:document-statistic meta:object-count="7"/>
  </office:meta>
</office:document-meta>
</file>